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73d4" officeooo:paragraph-rsid="001673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ρίτο κουτάκι για άκυρο ή το παρών μπορεί να το συμπληρώσει και αργότερα.</text:p>
      <text:p text:style-name="P1">backup πλάνο σε περίπτωση που δεν μπορούν να εκτυπωθούν τα απουσιολόγιο ή εκτύπωση ανα εβδομάδα</text:p>
      <text:p text:style-name="P1">μουντζούρες πάνω σε κουτάκι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editing-cycles>3</meta:editing-cycles>
    <meta:creation-date>2008-08-22T11:41:04</meta:creation-date>
    <dc:date>2016-10-19T10:10:03.805730001</dc:date>
    <meta:editing-duration>PT20M40S</meta:editing-duration>
    <meta:document-statistic meta:table-count="0" meta:image-count="0" meta:object-count="0" meta:page-count="1" meta:paragraph-count="3" meta:word-count="32" meta:character-count="195" meta:non-whitespace-character-count="166"/>
  </office:meta>
</office:document-meta>
</file>